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sariusz logów aktywności</text:p>
      <text:p text:style-name="Standard"/>
      <text:p text:style-name="P1">Celem tego dokumentu jest usystematyzowanie haseł występujących w logach aktywności za pomocą systemu. Jest to dokument typu WORKING DRAFT i będzie ulegał aktualizacji w trakcie realizacji projektu.</text:p>
      <text:p text:style-name="P1"/>
      <text:p text:style-name="P1"/>
      <text:p text:style-name="P1">Waga wpisu:</text:p>
      <text:p text:style-name="P1"/>
      <text:p text:style-name="Standard">INFO<text:tab/>informacja</text:p>
      <text:p text:style-name="Standard"/>
      <text:p text:style-name="Standard">WARNING<text:tab/>ostrzeżenie</text:p>
      <text:p text:style-name="P1"/>
      <text:p text:style-name="P1"/>
      <text:p text:style-name="P1">Format logu:</text:p>
      <text:p text:style-name="P1"/>
      <text:p text:style-name="Standard">INFO; ACCESS GRANTED;</text:p>
      <text:p text:style-name="P1"/>
      <text:p text:style-name="P1">WARNING; ACCESS DENIED; CAUSE: &lt;przyczyna&gt;;</text:p>
      <text:p text:style-name="P1"/>
      <text:p text:style-name="P1"/>
      <text:p text:style-name="P1">Komunikaty:</text:p>
      <text:p text:style-name="P1"/>
      <text:p text:style-name="Standard">ACCESS GRANTED<text:tab/>autoryzacja przebiegła pomyślnie</text:p>
      <text:p text:style-name="Standard"/>
      <text:p text:style-name="Standard">ACCESS DENIED<text:tab/>próba nieautoryzowanego dostępu</text:p>
      <text:p text:style-name="Standard"/>
      <text:p text:style-name="P1"/>
      <text:p text:style-name="Standard">Przyczyny:</text:p>
      <text:p text:style-name="Standard"/>
      <text:p text:style-name="Standard">CAUSE<text:tab/>następująca po tym słowie kluczowym przyczyna zawiera dokładny opis wpisu dziennika</text:p>
      <text:p text:style-name="Standard"/>
      <text:p text:style-name="Standard">matching fingerprint not found<text:tab/>nie odnaleziono pasującego odcisku palca w bazie danych</text:p>
      <text:p text:style-name="Standard"/>
      <text:p text:style-name="Standard">unauthorized access attempt<text:tab/>próba uzyskania nieautoryzowanego dostępu do zasobu</text:p>
      <text:p text:style-name="Standard"/>
      <text:p text:style-name="Standard">test attempt<text:tab/>log informujący o teście działania systemu logowa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6.001cm" fo:margin-right="0cm" fo:text-indent="-6.001cm" style:auto-text-indent="false">
        <style:tab-stops/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</meta:initial-creator>
    <meta:creation-date>2012-03-21T14:31:56</meta:creation-date>
    <dc:date>2012-04-07T20:51:00</dc:date>
    <dc:creator>Andrzej </dc:creator>
    <meta:editing-duration>PT1H44M42S</meta:editing-duration>
    <meta:editing-cycles>63</meta:editing-cycles>
    <meta:generator>LibreOffice/3.4$Unix LibreOffice_project/340m1$Build-502</meta:generator>
    <meta:document-statistic meta:table-count="0" meta:image-count="0" meta:object-count="0" meta:page-count="1" meta:paragraph-count="16" meta:word-count="100" meta:character-count="778" meta:non-whitespace-character-count="694"/>
  </office:meta>
</office:document-meta>
</file>